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on.get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getWriting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bind( PropertyList p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gion.getSiblingRegion( int reg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getCommonBorderPaddingBackgr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Region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on.generatesReference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on.getReg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getReference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.isReserved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on.getDisplay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